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" svg:font-family="Times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c852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c8526" fo:border="0.002cm solid #000000"/>
    </style:style>
    <style:style style:name="ce8" style:family="table-cell" style:parent-style-name="Default">
      <style:table-cell-properties fo:background-color="#ff0000" fo:border="0.002cm solid #000000"/>
      <style:text-properties fo:color="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5c8526"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>
      <style:table-cell-properties fo:background-color="#ff0000" style:text-align-source="fix" style:repeat-content="false" fo:border="0.002cm solid #000000"/>
      <style:paragraph-properties fo:text-align="end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ackground-color="#5c8526" fo:border="0.002cm solid #000000"/>
    </style:style>
    <style:style style:name="ce16" style:family="table-cell" style:parent-style-name="Default" style:data-style-name="N11">
      <style:table-cell-properties fo:background-color="#ff0000" fo:border="0.002cm solid #000000"/>
      <style:text-properties fo:color="#000000"/>
    </style:style>
    <style:style style:name="ce17" style:family="table-cell" style:parent-style-name="Default" style:data-style-name="N11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2" table:default-cell-style-name="ce10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 table:visibility="collapse">
          <table:table-cell table:number-columns-repeated="7"/>
        </table:table-row>
        <table:table-row table:style-name="ro2">
          <table:table-cell/>
          <table:table-cell table:style-name="ce1" office:value-type="string">
            <text:p>Indivíduo</text:p>
          </table:table-cell>
          <table:table-cell table:style-name="ce6" office:value-type="string">
            <text:p>Pontuação</text:p>
          </table:table-cell>
          <table:table-cell table:style-name="ce6" office:value-type="string">
            <text:p>Parcela da Roleta (Pior-Pontuação)</text:p>
          </table:table-cell>
          <table:table-cell table:style-name="ce14" office:value-type="string">
            <text:p>Percentual</text:p>
          </table:table-cell>
          <table:table-cell/>
          <table:table-cell>
            <draw:frame table:end-cell-address="Planilha1.N23" table:end-x="0.618cm" table:end-y="0.294cm" draw:z-index="0" draw:style-name="gr1" draw:text-style-name="P1" svg:width="15.999cm" svg:height="8.999cm" svg:x="0.425cm" svg:y="0.557cm">
              <draw:object draw:notify-on-update-of-ranges="Planilha1.B5:Planilha1.B14 Planilha1.E4:Planilha1.E4 Planilha1.E5:Planilha1.E14 Planilha1.E5:Planilha1.E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11" table:formula="of:=[.C15]-[.C5]" office:value-type="float" office:value="35">
            <text:p>35</text:p>
          </table:table-cell>
          <table:table-cell table:style-name="ce15" table:formula="of:=[.D5]/[.D16]" office:value-type="percentage" office:value="0.106060606060606">
            <text:p>10,61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float" office:value="130">
            <text:p>130</text:p>
          </table:table-cell>
          <table:table-cell table:style-name="ce11" table:formula="of:=[.C15]-[.C6]" office:value-type="float" office:value="5">
            <text:p>5</text:p>
          </table:table-cell>
          <table:table-cell table:style-name="ce15" table:formula="of:=[.D6]/[.D16]" office:value-type="percentage" office:value="0.0151515151515152">
            <text:p>1,52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7" office:value-type="float" office:value="80">
            <text:p>80</text:p>
          </table:table-cell>
          <table:table-cell table:style-name="ce11" table:formula="of:=[.C15]-[.C7]" office:value-type="float" office:value="55">
            <text:p>55</text:p>
          </table:table-cell>
          <table:table-cell table:style-name="ce15" table:formula="of:=[.D7]/[.D16]" office:value-type="percentage" office:value="0.166666666666667">
            <text:p>16,67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7" office:value-type="float" office:value="95">
            <text:p>95</text:p>
          </table:table-cell>
          <table:table-cell table:style-name="ce11" table:formula="of:=[.C15]-[.C8]" office:value-type="float" office:value="40">
            <text:p>40</text:p>
          </table:table-cell>
          <table:table-cell table:style-name="ce15" table:formula="of:=[.D8]/[.D16]" office:value-type="percentage" office:value="0.121212121212121">
            <text:p>12,12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8" office:value-type="float" office:value="135">
            <text:p>135</text:p>
          </table:table-cell>
          <table:table-cell table:style-name="ce12" table:formula="of:=[.C15]-[.C9]" office:value-type="float" office:value="0">
            <text:p>0</text:p>
          </table:table-cell>
          <table:table-cell table:style-name="ce16" table:formula="of:=[.D9]/[.D16]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7" office:value-type="float" office:value="90">
            <text:p>90</text:p>
          </table:table-cell>
          <table:table-cell table:style-name="ce11" table:formula="of:=[.C15]-[.C10]" office:value-type="float" office:value="45">
            <text:p>45</text:p>
          </table:table-cell>
          <table:table-cell table:style-name="ce15" table:formula="of:=[.D10]/[.D16]" office:value-type="percentage" office:value="0.136363636363636">
            <text:p>13,64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7" office:value-type="float" office:value="120">
            <text:p>120</text:p>
          </table:table-cell>
          <table:table-cell table:style-name="ce11" table:formula="of:=[.C15]-[.C11]" office:value-type="float" office:value="15">
            <text:p>15</text:p>
          </table:table-cell>
          <table:table-cell table:style-name="ce15" table:formula="of:=[.D11]/[.D16]" office:value-type="percentage" office:value="0.0454545454545455">
            <text:p>4,55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7" office:value-type="float" office:value="110">
            <text:p>110</text:p>
          </table:table-cell>
          <table:table-cell table:style-name="ce11" table:formula="of:=[.C15]-[.C12]" office:value-type="float" office:value="25">
            <text:p>25</text:p>
          </table:table-cell>
          <table:table-cell table:style-name="ce15" table:formula="of:=[.D12]/[.D16]" office:value-type="percentage" office:value="0.0757575757575758">
            <text:p>7,58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7" office:value-type="float" office:value="75">
            <text:p>75</text:p>
          </table:table-cell>
          <table:table-cell table:style-name="ce11" table:formula="of:=[.C15]-[.C13]" office:value-type="float" office:value="60">
            <text:p>60</text:p>
          </table:table-cell>
          <table:table-cell table:style-name="ce15" table:formula="of:=[.D13]/[.D16]" office:value-type="percentage" office:value="0.181818181818182">
            <text:p>18,18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7" office:value-type="float" office:value="85">
            <text:p>85</text:p>
          </table:table-cell>
          <table:table-cell table:style-name="ce11" table:formula="of:=[.C15]-[.C14]" office:value-type="float" office:value="50">
            <text:p>50</text:p>
          </table:table-cell>
          <table:table-cell table:style-name="ce15" table:formula="of:=[.D14]/[.D16]" office:value-type="percentage" office:value="0.151515151515152">
            <text:p>15,15%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ior</text:p>
          </table:table-cell>
          <table:table-cell table:style-name="ce9" table:formula="of:=MAX([.C5:.C14])" office:value-type="float" office:value="135">
            <text:p>135</text:p>
          </table:table-cell>
          <table:table-cell table:style-name="ce9" table:number-columns-repeated="2"/>
          <table:table-cell table:number-columns-repeated="2"/>
        </table:table-row>
        <table:table-row table:style-name="ro3">
          <table:table-cell/>
          <table:table-cell table:style-name="ce5" office:value-type="string">
            <text:p>Total:</text:p>
          </table:table-cell>
          <table:table-cell table:style-name="ce9"/>
          <table:table-cell table:style-name="ce13" table:formula="of:=SUM([.D5:.D14])" office:value-type="float" office:value="330">
            <text:p>330</text:p>
          </table:table-cell>
          <table:table-cell table:style-name="ce17" table:formula="of:=SUM([.E5:.E14])" office:value-type="percentage" office:value="1">
            <text:p>100,00%</text:p>
          </table:table-cell>
          <table:table-cell table:number-columns-repeated="2"/>
        </table:table-row>
        <table:table-row table:style-name="ro3" table:number-rows-repeated="104855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" svg:font-family="Times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/10/2013</text:date>, <text:time>08:1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08:13:19.80</meta:creation-date>
    <meta:editing-duration>P1DT8H16M18S</meta:editing-duration>
    <meta:editing-cycles>2</meta:editing-cycles>
    <meta:generator>OpenOffice.org/3.4.1$Win32 OpenOffice.org_project/341m1$Build-9593</meta:generator>
    <dc:date>2013-10-15T08:14:09.56</dc:date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 style:data-style-name="N11">
      <style:graphic-properties draw:stroke="none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083cm" svg:y="0.316cm" chart:style-name="ch2">
          <text:p>ROLETA</text:p>
        </chart:title>
        <chart:legend svg:x="12.6cm" svg:y="1.904cm" style:legend-expansion="custom" chartooo:width="0.915cm" chartooo:height="5.34cm" style:legend-expansion-aspect-ratio="0.171348314606742" chart:style-name="ch3"/>
        <chart:plot-area chart:style-name="ch4" table:cell-range-address="Planilha1.B5:Planilha1.B14 Planilha1.E4:Planilha1.E14" chart:data-source-has-labels="both" svg:x="3.074cm" svg:y="1.561cm" svg:width="8.802cm" svg:height="7.239cm">
          <chartooo:coordinate-region svg:x="4.256cm" svg:y="1.954cm" svg:width="6.308cm" svg:height="6.308cm"/>
          <chart:axis chart:dimension="x" chart:name="primary-x" chart:style-name="ch5" chartooo:axis-type="auto">
            <chartooo:date-scale/>
            <chart:categories table:cell-range-address="Planilha1.B5:Planilha1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E5:Planilha1.E14" chart:label-cell-address="Planilha1.E4:Planilha1.E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Planilha1.E5:Planilha1.E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4:Planilha1.E4</svg:desc>
                </draw:g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anilha1.B5:Planilha1.B14</svg:desc>
                </draw:g>
              </table:table-cell>
              <table:table-cell office:value-type="float" office:value="0.106060606060606">
                <text:p>0.106060606060606</text:p>
                <draw:g>
                  <svg:desc>Planilha1.E5:Planilha1.E14</svg:desc>
                </draw:g>
              </table:table-cell>
              <table:table-cell office:value-type="float" office:value="0.106060606060606">
                <text:p>0.106060606060606</text:p>
                <draw:g>
                  <svg:desc>Planilha1.E5:Planilha1.E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57575757575758">
                <text:p>0.0757575757575758</text:p>
              </table:table-cell>
              <table:table-cell office:value-type="float" office:value="0.0757575757575758">
                <text:p>0.07575757575757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1515151515152">
                <text:p>0.151515151515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